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6000000968665DD0B.png" manifest:media-type="image/png"/>
  <manifest:file-entry manifest:full-path="Pictures/10000201000001000000010005CFB149.png" manifest:media-type="image/png"/>
  <manifest:file-entry manifest:full-path="Pictures/1000020100000100000001009307AF9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1" svg:stroke-width="0.05cm" draw:marker-start-width="0.3cm" draw:marker-end-width="0.3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9cm" draw:marker-end-width="0.29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otte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left" draw:textarea-vertical-align="middle" draw:auto-grow-height="false" fo:wrap-option="no-wrap"/>
    </style:style>
    <style:style style:name="gr6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bottom" draw:auto-grow-height="false"/>
    </style:style>
    <style:style style:name="gr8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Line_20_Style_20_1" svg:stroke-width="0cm" draw:marker-start-width="0.22cm" draw:marker-end-width="0.2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left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ans'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DejaVu Sans'" style:font-family-generic="swiss" style:font-pitch="variable" style:font-family-asian="'DejaVu Sans'" style:font-family-generic-asian="swiss" style:font-pitch-asian="variable"/>
    </style:style>
    <style:style style:name="P5" style:family="paragraph">
      <style:paragraph-properties fo:text-align="center"/>
      <style:text-properties fo:font-family="'DejaVu Sans'" style:font-family-generic="swiss" style:font-pitch="variable"/>
    </style:style>
    <style:style style:name="P6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7" style:family="paragraph">
      <style:paragraph-properties fo:text-align="center"/>
      <style:text-properties fo:font-family="'DejaVu Sans'" style:font-family-generic="swiss" style:font-pitch="variable" style:font-size-asian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DejaVu Sans'" style:font-family-generic="swiss" style:font-pitch="variable" style:font-size-asian="18pt"/>
    </style:style>
    <style:style style:name="P10" style:family="paragraph">
      <style:paragraph-properties fo:text-align="center"/>
      <style:text-properties fo:font-family="'DejaVu Sans'" style:font-family-generic="swiss" style:font-pitch="variable" style:font-family-asian="'DejaVu Sans'" style:font-family-generic-asian="swiss" style:font-pitch-asian="variable" style:font-size-asian="18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 fo:font-size="18pt" style:font-size-asian="18pt" style:font-size-complex="18pt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family="'DejaVu Sans'" style:font-family-generic="swiss" style:font-pitch="variable" fo:font-size="18pt"/>
    </style:style>
    <style:style style:name="T5" style:family="text">
      <style:text-properties fo:font-family="'DejaVu Sans'" style:font-family-generic="swiss" style:font-pitch="variable" style:font-size-asian="18pt"/>
    </style:style>
    <style:style style:name="T6" style:family="text">
      <style:text-properties fo:font-family="'DejaVu Sans'" style:font-family-generic="swiss" style:font-pitch="variable" style:font-family-asian="'DejaVu Sans'" style:font-family-generic-asian="swiss" style:font-pitch-asian="variable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21cm" svg:height="9.586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1.5cm" svg:x="1.6cm" svg:y="2.2cm">
          <text:p text:style-name="P2"><text:span text:style-name="T1">Wire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cm" svg:height="1.5cm" svg:x="6.367cm" svg:y="2.2cm">
          <text:p text:style-name="P2"><text:span text:style-name="T1">Accele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01cm" svg:height="1.5cm" svg:x="12.933cm" svg:y="2.199cm">
          <text:p text:style-name="P2"><text:span text:style-name="T1">Micro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9cm" svg:y1="2.9cm" svg:x2="19.5cm" svg:y2="2.9cm">
          <text:p/>
        </draw:line>
        <draw:custom-shape draw:style-name="gr2" draw:text-style-name="P3" draw:layer="layout" svg:width="4.3cm" svg:height="2.1cm" svg:x="10.4cm" svg:y="10cm">
          <text:p text:style-name="P2"><text:span text:style-name="T2">Sensor 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4cm" svg:height="19.39cm" draw:transform="rotate (1.5707963267949) translate (1.1cm 5cm)">
          <text:p/>
          <draw:enhanced-geometry svg:viewBox="0 0 21600 21600" draw:glue-points="21600 0 0 10800 21600 21600" draw:text-areas="13800 ?f9 21600 ?f10" draw:type="left-brace" draw:modifiers="614.883193233974 12635.18126966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4.3cm" svg:height="2.1cm" svg:x="10.399cm" svg:y="17.099cm">
          <text:p text:style-name="P2"><text:span text:style-name="T1">Inference</text:span></text:p>
          <text:p text:style-name="P2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607cm" svg:height="1.363cm" svg:x="12.145cm" svg:y="5.098cm">
          <text:p/>
          <draw:enhanced-geometry svg:viewBox="0 0 21600 21600" draw:text-areas="?f0 0 ?f2 ?f5" draw:mirror-horizontal="fals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3cm" svg:height="2.8cm" svg:x="11.798cm" svg:y="19.598cm">
          <text:p text:style-name="P2"><text:span text:style-name="T1"><text:s text:c="3"/></text:span><text:span text:style-name="T1">Broadcast Intents</text:span></text:p>
          <draw:enhanced-geometry svg:viewBox="0 0 21600 21600" draw:text-areas="?f0 0 ?f2 ?f5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4.672cm" svg:height="4.672cm" svg:x="1.9cm" svg:y="8.2cm">
          <draw:image xlink:href="Pictures/1000020100000100000001009307AF9E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ser</text:span></text:p>
          </draw:image>
        </draw:frame>
        <draw:custom-shape draw:style-name="gr7" draw:text-style-name="P1" draw:layer="layout" svg:width="3.3cm" svg:height="1cm" svg:x="6.7cm" svg:y="10.6cm">
          <text:p text:style-name="P2"><text:span text:style-name="T1">Instantiate</text:span></text:p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33cm" svg:height="1cm" svg:x="6.896cm" svg:y="23.613cm">
          <text:p text:style-name="P2"><text:span text:style-name="T1">Notify</text:span></text:p>
          <text:p text:style-name="P2"><text:span text:style-name="T1"/></text:p>
          <draw:enhanced-geometry svg:viewBox="0 0 21600 21600" draw:mirror-horizontal="true" draw:text-areas="0 ?f0 ?f5 ?f2" draw:type="right-arrow" draw:modifiers="17325.8831678596 5610.389610389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2" draw:layer="layout" svg:width="4.497cm" svg:height="7.62cm" svg:x="2.184cm" svg:y="17.581cm"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2" draw:layer="layout" svg:width="3.968cm" svg:height="3.968cm" svg:x="2.522cm" svg:y="18.604cm">
            <draw:image xlink:href="Pictures/1000020100000096000000968665DD0B.png" xlink:type="simple" xlink:show="embed" xlink:actuate="onLoad">
              <text:p/>
            </draw:image>
          </draw:frame>
        </draw:g>
        <draw:frame draw:style-name="gr9" draw:text-style-name="P2" draw:layer="layout" svg:width="2.863cm" svg:height="2.863cm" svg:x="11.026cm" svg:y="22.566cm">
          <draw:image xlink:href="Pictures/10000201000001000000010005CFB149.png" xlink:type="simple" xlink:show="embed" xlink:actuate="onLoad">
            <text:p/>
          </draw:image>
        </draw:frame>
        <draw:custom-shape draw:style-name="gr10" draw:text-style-name="P5" draw:layer="layout" svg:width="4.142cm" svg:height="1.496cm" svg:x="10.445cm" svg:y="6.661cm">
          <text:p text:style-name="P2"><text:span text:style-name="T3">Raw Sensor</text:span></text:p>
          <text:p text:style-name="P2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07cm" svg:height="1.363cm" svg:x="12.144cm" svg:y="8.297cm">
          <text:p/>
          <draw:enhanced-geometry svg:viewBox="0 0 21600 21600" draw:text-areas="?f0 0 ?f2 ?f5" draw:mirror-horizontal="fals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07cm" svg:height="2.561cm" draw:transform="rotate (0.555712833834994) translate (14.587cm 7.728cm)">
          <text:p/>
          <draw:enhanced-geometry svg:viewBox="0 0 21600 21600" draw:text-areas="?f0 0 ?f2 ?f5" draw:mirror-horizontal="fals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4.3cm" svg:height="2.1cm" svg:x="15.175cm" svg:y="9.975cm">
          <text:p text:style-name="P2"><text:span text:style-name="T2">Trusted</text:span></text:p>
          <text:p text:style-name="P2"><text:span text:style-name="T2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607cm" svg:height="1.363cm" svg:x="12.143cm" svg:y="12.296cm">
          <text:p/>
          <draw:enhanced-geometry svg:viewBox="0 0 21600 21600" draw:text-areas="?f0 0 ?f2 ?f5" draw:mirror-horizontal="fals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07cm" svg:height="2.561cm" draw:transform="rotate (0.555712833834994) translate (14.485cm 12.523cm)">
          <text:p/>
          <draw:enhanced-geometry svg:viewBox="0 0 21600 21600" draw:text-areas="?f0 0 ?f2 ?f5" draw:mirror-horizontal="tru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4.142cm" svg:height="1.496cm" svg:x="10.444cm" svg:y="13.86cm">
          <text:p text:style-name="P2"><text:span text:style-name="T3">Primitive</text:span></text:p>
          <text:p text:style-name="P2"><text:span text:style-name="T3">Symbol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07cm" svg:height="1.363cm" svg:x="12.142cm" svg:y="15.495cm">
          <text:p/>
          <draw:enhanced-geometry svg:viewBox="0 0 21600 21600" draw:text-areas="?f0 0 ?f2 ?f5" draw:mirror-horizontal="false" draw:mirror-vertical="false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3.06cm" svg:height="1cm" svg:x="6.937cm" svg:y="17.756cm">
          <text:p text:style-name="P2"><text:span text:style-name="T1">Register</text:span></text:p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1" draw:text-style-name="P1" draw:layer="layout" svg:width="9.708cm" svg:height="8cm" svg:x="10.2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2cm" svg:height="1.5cm" svg:x="1.6cm" svg:y="4.1cm">
          <text:p text:style-name="P2"><text:span text:style-name="T4">Wire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6cm" svg:height="1.5cm" svg:x="6.367cm" svg:y="4.1cm">
          <text:p text:style-name="P2"><text:span text:style-name="T4">Accele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.501cm" svg:height="1.5cm" svg:x="12.933cm" svg:y="4.099cm">
          <text:p text:style-name="P2"><text:span text:style-name="T4">Micro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9cm" svg:y1="4.8cm" svg:x2="19.5cm" svg:y2="4.8cm">
          <text:p/>
        </draw:line>
        <draw:custom-shape draw:style-name="gr2" draw:text-style-name="P3" draw:layer="layout" svg:width="4.3cm" svg:height="2.1cm" svg:x="10.4cm" svg:y="10.3cm">
          <text:p text:style-name="P2"><text:span text:style-name="T2">Sensor 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4cm" svg:height="19.39cm" draw:transform="rotate (1.5707963267949) translate (1.1cm 6.9cm)">
          <text:p/>
          <draw:enhanced-geometry svg:viewBox="0 0 21600 21600" draw:glue-points="21600 0 0 10800 21600 21600" draw:text-areas="13800 ?f9 21600 ?f10" draw:type="left-brace" draw:modifiers="614.883193233974 12635.18126966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1.3cm" svg:height="2.8cm" svg:x="11.799cm" svg:y="12.699cm">
          <text:p text:style-name="P2"><text:span text:style-name="T5"><text:s text:c="3"/></text:span><text:span text:style-name="T5">Primitive Symbols</text:span></text:p>
          <draw:enhanced-geometry svg:viewBox="0 0 21600 21600" draw:text-areas="?f0 0 ?f2 ?f5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4.3cm" svg:height="2.1cm" svg:x="10.399cm" svg:y="15.799cm">
          <text:p text:style-name="P2"><text:span text:style-name="T4">Inference</text:span></text:p>
          <text:p text:style-name="P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cm" svg:height="2cm" svg:x="14.6cm" svg:y="15.9cm">
          <text:p text:style-name="P8"><text:span text:style-name="T5"><text:s text:c="11"/></text:span><text:span text:style-name="T5">Internal</text:span></text:p>
          <text:p text:style-name="P8"><text:span text:style-name="T5"><text:s text:c="11"/></text:span><text:span text:style-name="T5">Symbols</text:span></text:p>
          <draw:enhanced-geometry svg:viewBox="0 0 21600 21600" draw:mirror-horizontal="true" draw:mirror-vertical="false" draw:text-areas="0 0 21600 21600" draw:type="circular-arrow" draw:modifiers="50.6577825057249 -72.8588010633022 6501.062357973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.3cm" svg:height="2.8cm" svg:x="11.798cm" svg:y="7.098cm">
          <text:p text:style-name="P2"><text:span text:style-name="T6"><text:s text:c="3"/></text:span><text:span text:style-name="T6">Raw Sensor Data</text:span></text:p>
          <draw:enhanced-geometry svg:viewBox="0 0 21600 21600" draw:text-areas="?f0 0 ?f2 ?f5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4.672cm" svg:height="4.672cm" svg:x="1.9cm" svg:y="8.6cm">
          <draw:image xlink:href="Pictures/1000020100000100000001009307AF9E.png" xlink:type="simple" xlink:show="embed" xlink:actuate="onLoad"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User</text:span></text:p>
          </draw:image>
        </draw:frame>
        <draw:custom-shape draw:style-name="gr7" draw:text-style-name="P6" draw:layer="layout" svg:width="3.3cm" svg:height="1cm" svg:x="6.7cm" svg:y="11cm">
          <text:p text:style-name="P2"><text:span text:style-name="T4">Predefine</text:span></text:p>
          <text:p text:style-name="P2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.3cm" svg:height="2.8cm" svg:x="11.798cm" svg:y="18.298cm">
          <text:p text:style-name="P2"><text:span text:style-name="T5"><text:s text:c="3"/></text:span><text:span text:style-name="T5">Lua Code</text:span></text:p>
          <draw:enhanced-geometry svg:viewBox="0 0 21600 21600" draw:text-areas="?f0 0 ?f2 ?f5" draw:type="down-arrow" draw:modifiers="14235.487325955 6524.82705611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draw:layer="layout" svg:width="4.3cm" svg:height="2.1cm" svg:x="10.374cm" svg:y="21.374cm">
          <text:p text:style-name="P2"><text:span text:style-name="T4">Script</text:span></text:p>
          <text:p text:style-name="P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Line_20_Style_20_1" draw:display-name="Line Style 1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imSun" style:font-family-generic="roman" style:font-pitch="variable" fo:font-size="24pt" fo:language="en" fo:country="US" style:font-family-asian="'Vera Sans YuanTi'" style:font-family-generic-asian="system" style:font-pitch-asian="variable" style:font-size-asian="24pt" style:language-asian="zh" style:country-asian="CN" style:font-family-complex="'Vera Sans YuanTi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9T00:40:46</meta:creation-date>
    <dc:date>2013-05-04T15:36:56</dc:date>
    <meta:editing-duration>PT3H13M30S</meta:editing-duration>
    <meta:editing-cycles>33</meta:editing-cycles>
    <meta:generator>LibreOffice/3.5$Linux_X86_64 LibreOffice_project/350m1$Build-2</meta:generator>
    <meta:document-statistic meta:object-count="41"/>
  </office:meta>
</office:document-meta>
</file>